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337.55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76.45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58.94pt"/>
    </style:style>
    <style:style style:name="co11" style:family="table-column">
      <style:table-column-properties fo:break-before="auto" style:column-width="125.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ans" style:font-name-asian="Source Han Sans CN Regular" style:font-name-complex="Lohit Devanagari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Janssen-Cilag AG, Ba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uci</text:p>
          </table:table-cell>
          <table:table-cell table:style-name="ce1" office:value-type="string" calcext:value-type="string">
            <text:p>donations_grants</text:p>
          </table:table-cell>
          <table:table-cell table:style-name="ce1" office:value-type="string" calcext:value-type="string">
            <text:p>sponsorship</text:p>
          </table:table-cell>
          <table:table-cell table:style-name="ce3" office:value-type="string" calcext:value-type="string">
            <text:p>registration_fees</text:p>
          </table:table-cell>
          <table:table-cell table:style-name="ce4" office:value-type="string" calcext:value-type="string">
            <text:p>travel_accommodation</text:p>
          </table:table-cell>
          <table:table-cell table:style-name="ce4" office:value-type="string" calcext:value-type="string">
            <text:p>fees</text:p>
          </table:table-cell>
          <table:table-cell table:style-name="ce4" office:value-type="string" calcext:value-type="string">
            <text:p>related_expens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4"/>
        </table:table-row>
        <table:table-row table:style-name="ro2">
          <table:table-cell office:value-type="string" calcext:value-type="string">
            <text:p>Karoline <text:s/>Aebi-Popp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önburgstrasse 19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SUM([.F2:.K2])" office:value-type="float" office:value="50" calcext:value-type="float">
            <text:p>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o Bargetzi </text:p>
          </table:table-cell>
          <table:table-cell office:value-type="string" calcext:value-type="string">
            <text:p>Aarau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 25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formula="of:=SUM([.F3:.K3])" office:value-type="float" office:value="1690" calcext:value-type="float">
            <text:p>169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Bielinski </text:p>
          </table:table-cell>
          <table:table-cell office:value-type="string" calcext:value-type="string">
            <text:p>Burgdorf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berburgstrasse 54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table:formula="of:=SUM([.F4:.K4])" office:value-type="float" office:value="2420" calcext:value-type="float">
            <text:p>242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ephan Brand </text:p>
          </table:table-cell>
          <table:table-cell office:value-type="string" calcext:value-type="string">
            <text:p>St. Gall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strasse 95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3" calcext:value-type="float">
            <text:p>103</text:p>
          </table:table-cell>
          <table:table-cell table:formula="of:=SUM([.F5:.K5])" office:value-type="float" office:value="1303" calcext:value-type="float">
            <text:p>130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than Cantoni </text:p>
          </table:table-cell>
          <table:table-cell office:value-type="string" calcext:value-type="string">
            <text:p>Aarau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 25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6" calcext:value-type="float">
            <text:p>56</text:p>
          </table:table-cell>
          <table:table-cell table:formula="of:=SUM([.F6:.K6])" office:value-type="float" office:value="856" calcext:value-type="float">
            <text:p>85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thias Clemens Drach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31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7:.K7])" office:value-type="float" office:value="303" calcext:value-type="float">
            <text:p>30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rlotte Engström </text:p>
          </table:table-cell>
          <table:table-cell office:value-type="string" calcext:value-type="string">
            <text:p>Schlier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ütistrasse 19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formula="of:=SUM([.F8:.K8])" office:value-type="float" office:value="827" calcext:value-type="float">
            <text:p>827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amas Fél </text:p>
          </table:table-cell>
          <table:table-cell/>
          <table:table-cell office:value-type="string" calcext:value-type="string">
            <text:p>SWITZERLAND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F9:.K9])" office:value-type="float" office:value="372" calcext:value-type="float">
            <text:p>37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nelia Frei </text:p>
          </table:table-cell>
          <table:table-cell office:value-type="string" calcext:value-type="string">
            <text:p>Luz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. Annastrasse 32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501" calcext:value-type="float">
            <text:p>50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0:.K10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s Hassler </text:p>
          </table:table-cell>
          <table:table-cell office:value-type="string" calcext:value-type="string">
            <text:p>Wil S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lumenaustrasse 3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1:.K11])" office:value-type="float" office:value="227" calcext:value-type="float">
            <text:p>227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 Heizmann </text:p>
          </table:table-cell>
          <table:table-cell office:value-type="string" calcext:value-type="string">
            <text:p>Aarau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 25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2:.K12])" office:value-type="float" office:value="249" calcext:value-type="float">
            <text:p>249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Hepp </text:p>
          </table:table-cell>
          <table:table-cell office:value-type="string" calcext:value-type="string">
            <text:p>Winterthur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eshofstrasse 102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 table:formula="of:=SUM([.F13:.K13])" office:value-type="float" office:value="2546" calcext:value-type="float">
            <text:p>254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ohannes Kasper </text:p>
          </table:table-cell>
          <table:table-cell office:value-type="string" calcext:value-type="string">
            <text:p>Luz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irschengraben 13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SUM([.F14:.K14])" office:value-type="float" office:value="1300" calcext:value-type="float">
            <text:p>13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niel Georgiev Koychev </text:p>
          </table:table-cell>
          <table:table-cell office:value-type="string" calcext:value-type="string">
            <text:p>Rapperswil S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te Jonastrasse 24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F15:.K15])" office:value-type="float" office:value="800" calcext:value-type="float">
            <text:p>8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o Shlomo Kuntze </text:p>
          </table:table-cell>
          <table:table-cell office:value-type="string" calcext:value-type="string">
            <text:p>Jegenstorf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rnstrasse 12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formula="of:=SUM([.F16:.K16])" office:value-type="float" office:value="880" calcext:value-type="float">
            <text:p>88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ean-Francois Lambert </text:p>
          </table:table-cell>
          <table:table-cell office:value-type="string" calcext:value-type="string">
            <text:p>Nyo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Monastier 10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formula="of:=SUM([.F17:.K17])" office:value-type="float" office:value="910" calcext:value-type="float">
            <text:p>91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ika Lerch </text:p>
          </table:table-cell>
          <table:table-cell office:value-type="string" calcext:value-type="string">
            <text:p>Belli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1" calcext:value-type="float">
            <text:p>41</text:p>
          </table:table-cell>
          <table:table-cell table:formula="of:=SUM([.F18:.K18])" office:value-type="float" office:value="841" calcext:value-type="float">
            <text:p>841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ele Moro </text:p>
          </table:table-cell>
          <table:table-cell office:value-type="string" calcext:value-type="string">
            <text:p>Belli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346" calcext:value-type="float">
            <text:p>346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19:.K19])" office:value-type="float" office:value="1212" calcext:value-type="float">
            <text:p>1212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Müller </text:p>
          </table:table-cell>
          <table:table-cell office:value-type="string" calcext:value-type="string">
            <text:p>Meiring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lligen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93" calcext:value-type="float">
            <text:p>93</text:p>
          </table:table-cell>
          <table:table-cell table:formula="of:=SUM([.F20:.K20])" office:value-type="float" office:value="3393" calcext:value-type="float">
            <text:p>339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oph Renner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44" calcext:value-type="float">
            <text:p>44</text:p>
          </table:table-cell>
          <table:table-cell table:formula="of:=SUM([.F21:.K21])" office:value-type="float" office:value="1748" calcext:value-type="float">
            <text:p>1748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ohannes Rogger </text:p>
          </table:table-cell>
          <table:table-cell office:value-type="string" calcext:value-type="string">
            <text:p>Luz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409" calcext:value-type="float">
            <text:p>409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22:.K22])" office:value-type="float" office:value="1041" calcext:value-type="float">
            <text:p>1041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a Ziembrowski </text:p>
          </table:table-cell>
          <table:table-cell office:value-type="string" calcext:value-type="string">
            <text:p>Frauenfeld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urzfeldstrasse 1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23:.K23])" office:value-type="float" office:value="227" calcext:value-type="float">
            <text:p>227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manuele Zucca </text:p>
          </table:table-cell>
          <table:table-cell office:value-type="string" calcext:value-type="string">
            <text:p>Belli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102" calcext:value-type="float">
            <text:p>102</text:p>
          </table:table-cell>
          <table:table-cell table:formula="of:=SUM([.F24:.K24])" office:value-type="float" office:value="1806" calcext:value-type="float">
            <text:p>1806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ssociazione Medici Urologi</text:p>
          </table:table-cell>
          <table:table-cell office:value-type="string" calcext:value-type="string">
            <text:p>Mendris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Lavizzari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5:.K25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entre de Chimiothérapie CCAC SA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'Ouchy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6:.K26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entre Neuchâtelois Psychiatrie</text:p>
          </table:table-cell>
          <table:table-cell office:value-type="string" calcext:value-type="string">
            <text:p>Marin-Epagnier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7:.K27])" office:value-type="float" office:value="4000" calcext:value-type="float">
            <text:p>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UV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Bugnon 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50" calcext:value-type="float">
            <text:p>26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0" calcext:value-type="float">
            <text:p>8230</text:p>
          </table:table-cell>
          <table:table-cell office:value-type="float" office:value="29" calcext:value-type="float">
            <text:p>29</text:p>
          </table:table-cell>
          <table:table-cell table:formula="of:=SUM([.F28:.K28])" office:value-type="float" office:value="34909" calcext:value-type="float">
            <text:p>34909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ircolo di qualita</text:p>
          </table:table-cell>
          <table:table-cell office:value-type="string" calcext:value-type="string">
            <text:p>Coldrer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Mercole 2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29:.K29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ircolo medico di Locarno</text:p>
          </table:table-cell>
          <table:table-cell office:value-type="string" calcext:value-type="string">
            <text:p>Asc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al Lido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30:.K30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inica psichiatrica cantonale</text:p>
          </table:table-cell>
          <table:table-cell office:value-type="string" calcext:value-type="string">
            <text:p>Mendris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Agostino Maspoli 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31:.K31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matologische Gesellschaft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ugelgass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32:.K32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ASL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aubin 7</text:p>
          </table:table-cell>
          <table:table-cell/>
          <table:table-cell office:value-type="float" office:value="122486" calcext:value-type="float">
            <text:p>12248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33:.K33])" office:value-type="float" office:value="122486" calcext:value-type="float">
            <text:p>12248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cms Foundatio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leicherweg 45</text:p>
          </table:table-cell>
          <table:table-cell/>
          <table:table-cell office:value-type="float" office:value="447340" calcext:value-type="float">
            <text:p>44734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34:.K34])" office:value-type="float" office:value="447340" calcext:value-type="float">
            <text:p>44734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Academy Dermatology Venereology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delle Scuole 12</text:p>
          </table:table-cell>
          <table:table-cell/>
          <table:table-cell office:value-type="float" office:value="111904" calcext:value-type="float">
            <text:p>111904</text:p>
          </table:table-cell>
          <table:table-cell office:value-type="float" office:value="12461" calcext:value-type="float">
            <text:p>124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35:.K35])" office:value-type="float" office:value="124365" calcext:value-type="float">
            <text:p>124365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Dermatology Forum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riastrasse 31</text:p>
          </table:table-cell>
          <table:table-cell/>
          <table:table-cell office:value-type="float" office:value="26627" calcext:value-type="float">
            <text:p>266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36:.K36])" office:value-type="float" office:value="26627" calcext:value-type="float">
            <text:p>2662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League Against Rheumatism</text:p>
          </table:table-cell>
          <table:table-cell office:value-type="string" calcext:value-type="string">
            <text:p>Kilchberg Z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240</text:p>
          </table:table-cell>
          <table:table-cell/>
          <table:table-cell office:value-type="float" office:value="392620" calcext:value-type="float">
            <text:p>392620</text:p>
          </table:table-cell>
          <table:table-cell office:value-type="float" office:value="62308" calcext:value-type="float">
            <text:p>6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SUM([.F37:.K37])" office:value-type="float" office:value="464928" calcext:value-type="float">
            <text:p>46492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Society Dermatological Research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Cingria 7</text:p>
          </table:table-cell>
          <table:table-cell/>
          <table:table-cell office:value-type="float" office:value="31953" calcext:value-type="float">
            <text:p>319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38:.K38])" office:value-type="float" office:value="31953" calcext:value-type="float">
            <text:p>31953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uropean Society for Medical Oncology (ESMO)</text:p>
          </table:table-cell>
          <table:table-cell office:value-type="string" calcext:value-type="string">
            <text:p>Viganell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L. Taddei 4</text:p>
          </table:table-cell>
          <table:table-cell/>
          <table:table-cell office:value-type="float" office:value="170416" calcext:value-type="float">
            <text:p>1704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39:.K39])" office:value-type="float" office:value="170416" calcext:value-type="float">
            <text:p>17041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AMMID </text:p>
          </table:table-cell>
          <table:table-cell office:value-type="string" calcext:value-type="string">
            <text:p>Lausann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ont Charles Bessières 3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0:.K40])" office:value-type="float" office:value="10000" calcext:value-type="float">
            <text:p>1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um f.medizinische Fortbildung </text:p>
          </table:table-cell>
          <table:table-cell office:value-type="string" calcext:value-type="string">
            <text:p>Zu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hornstrasse 2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SUM([.F41:.K41])" office:value-type="float" office:value="1300" calcext:value-type="float">
            <text:p>13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es. phys.Med./Rehab./Rheumatol. </text:p>
          </table:table-cell>
          <table:table-cell office:value-type="string" calcext:value-type="string">
            <text:p>Kreuzling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uptstrasse 38/4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2:.K42])" office:value-type="float" office:value="900" calcext:value-type="float">
            <text:p>9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IOTI </text:p>
          </table:table-cell>
          <table:table-cell office:value-type="string" calcext:value-type="string">
            <text:p>Brega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Carà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3:.K43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 Fribourg-Hôpital Cantonal </text:p>
          </table:table-cell>
          <table:table-cell office:value-type="string" calcext:value-type="string">
            <text:p>Fribour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s Pensionnats 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4:.K44])" office:value-type="float" office:value="7000" calcext:value-type="float">
            <text:p>7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NHCP </text:p>
          </table:table-cell>
          <table:table-cell office:value-type="string" calcext:value-type="string">
            <text:p>Winterthur 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SUM([.F45:.K45])"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du Jura, Porrentruy </text:p>
          </table:table-cell>
          <table:table-cell office:value-type="string" calcext:value-type="string">
            <text:p>Porrentruy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e l'Hôpital 9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6:.K46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du Valais </text:p>
          </table:table-cell>
          <table:table-cell office:value-type="string" calcext:value-type="string">
            <text:p>Sio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Grand-Champsec 8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47:.K47])" office:value-type="float" office:value="10000" calcext:value-type="float">
            <text:p>1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ux Universitaires Genève </text:p>
          </table:table-cell>
          <table:table-cell office:value-type="string" calcext:value-type="string">
            <text:p>Genèv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Gabrielle Perret-Gentil 4 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18788" calcext:value-type="float">
            <text:p>1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formula="of:=SUM([.F48:.K48])" office:value-type="float" office:value="40438" calcext:value-type="float">
            <text:p>4043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ELSG Unità Linfomi </text:p>
          </table:table-cell>
          <table:table-cell office:value-type="string" calcext:value-type="string">
            <text:p>Belli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49:.K49])" office:value-type="float" office:value="10000" calcext:value-type="float">
            <text:p>1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HSU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onradstrasse 32 </text:p>
          </table:table-cell>
          <table:table-cell/>
          <table:table-cell office:value-type="float" office:value="7988" calcext:value-type="float">
            <text:p>798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50:.K50])" office:value-type="float" office:value="7988" calcext:value-type="float">
            <text:p>798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selspital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iburgstrasse 18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0" calcext:value-type="float">
            <text:p>0</text:p>
          </table:table-cell>
          <table:table-cell table:formula="of:=SUM([.F51:.K51])" office:value-type="float" office:value="16520" calcext:value-type="float">
            <text:p>1652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OSI </text:p>
          </table:table-cell>
          <table:table-cell office:value-type="string" calcext:value-type="string">
            <text:p>Belli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2:.K52])"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PW- Psychiatrie-Zentrum Hard </text:p>
          </table:table-cell>
          <table:table-cell office:value-type="string" calcext:value-type="string">
            <text:p>Embra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ömerweg 5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3:.K53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ale Psychiatrische Dienste </text:p>
          </table:table-cell>
          <table:table-cell office:value-type="string" calcext:value-type="string">
            <text:p>Wil S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cherstrasse 3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4:.K54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Aarau AG </text:p>
          </table:table-cell>
          <table:table-cell office:value-type="string" calcext:value-type="string">
            <text:p>Aarau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ellstrasse 25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UM([.F55:.K55])" office:value-type="float" office:value="2200" calcext:value-type="float">
            <text:p>22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Baselland </text:p>
          </table:table-cell>
          <table:table-cell office:value-type="string" calcext:value-type="string">
            <text:p>Liesta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heinstrasse 26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table:formula="of:=SUM([.F56:.K56])" office:value-type="float" office:value="1507" calcext:value-type="float">
            <text:p>150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Graubünden </text:p>
          </table:table-cell>
          <table:table-cell office:value-type="string" calcext:value-type="string">
            <text:p>Chur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oëstrasse 17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7:.K57])"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Schaffhausen </text:p>
          </table:table-cell>
          <table:table-cell office:value-type="string" calcext:value-type="string">
            <text:p>Schaffhaus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eissbergstrasse 8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58:.K58])" office:value-type="float" office:value="2500" calcext:value-type="float">
            <text:p>2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Kantonsspital St. Gallen </text:p>
          </table:table-cell>
          <table:table-cell office:value-type="string" calcext:value-type="string">
            <text:p>St. Gall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strasse 95 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2" calcext:value-type="float">
            <text:p>9582</text:p>
          </table:table-cell>
          <table:table-cell office:value-type="float" office:value="0" calcext:value-type="float">
            <text:p>0</text:p>
          </table:table-cell>
          <table:table-cell table:formula="of:=SUM([.F59:.K59])" office:value-type="float" office:value="70582" calcext:value-type="float">
            <text:p>7058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Winterthur </text:p>
          </table:table-cell>
          <table:table-cell office:value-type="string" calcext:value-type="string">
            <text:p>Winterthur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rauerstrasse 15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0:.K60])" office:value-type="float" office:value="7500" calcext:value-type="float">
            <text:p>7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linik Hirslanden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tellikerstrasse 40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UM([.F61:.K61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Luzerner Kantonsspital </text:p>
          </table:table-cell>
          <table:table-cell office:value-type="string" calcext:value-type="string">
            <text:p>Luz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 31 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formula="of:=SUM([.F62:.K62])" office:value-type="float" office:value="3456" calcext:value-type="float">
            <text:p>345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zerner Psychiatrie </text:p>
          </table:table-cell>
          <table:table-cell office:value-type="string" calcext:value-type="string">
            <text:p>St. Urba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afmattstrasse 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3:.K63])"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press Medical Publishing Gmb </text:p>
          </table:table-cell>
          <table:table-cell office:value-type="string" calcext:value-type="string">
            <text:p>Zu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artenstrasse 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4:.K64])" office:value-type="float" office:value="10000" calcext:value-type="float">
            <text:p>1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nkologiepflege Schweiz </text:p>
          </table:table-cell>
          <table:table-cell office:value-type="string" calcext:value-type="string">
            <text:p>Kleinandelfing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irstigstrasse 13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5:.K65])" office:value-type="float" office:value="3250" calcext:value-type="float">
            <text:p>32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spedale Bellinzona e Valli EOC </text:p>
          </table:table-cell>
          <table:table-cell office:value-type="string" calcext:value-type="string">
            <text:p>Bellinzona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Ospedale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  <table:table-cell table:formula="of:=SUM([.F66:.K66])" office:value-type="float" office:value="7156" calcext:value-type="float">
            <text:p>7156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stschweizer Kinderspital </text:p>
          </table:table-cell>
          <table:table-cell office:value-type="string" calcext:value-type="string">
            <text:p>St. Gall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laudiusstrasse 6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formula="of:=SUM([.F67:.K67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armazeutische Gesellschaft BS </text:p>
          </table:table-cell>
          <table:table-cell office:value-type="string" calcext:value-type="string">
            <text:p>Blau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odackerweg 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8:.K68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izolCare AG </text:p>
          </table:table-cell>
          <table:table-cell office:value-type="string" calcext:value-type="string">
            <text:p>Mels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lurstrasse 1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69:.K69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sychiatrie Baselland </text:p>
          </table:table-cell>
          <table:table-cell office:value-type="string" calcext:value-type="string">
            <text:p>Liesta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enentalstrasse 7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table:formula="of:=SUM([.F70:.K70])" office:value-type="float" office:value="7820" calcext:value-type="float">
            <text:p>782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sychiatrische Dienste Aargau AG </text:p>
          </table:table-cell>
          <table:table-cell office:value-type="string" calcext:value-type="string">
            <text:p>Windis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cherstrasse 241 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71:.K71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sychiatrische Klinik Wil </text:p>
          </table:table-cell>
          <table:table-cell office:value-type="string" calcext:value-type="string">
            <text:p>Wil S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ürcherstrasse 3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2:.K72])"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liCCare </text:p>
          </table:table-cell>
          <table:table-cell office:value-type="string" calcext:value-type="string">
            <text:p>Bad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ütistrasse 3a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3:.K73])" office:value-type="float" office:value="10000" calcext:value-type="float">
            <text:p>1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FSM </text:p>
          </table:table-cell>
          <table:table-cell office:value-type="string" calcext:value-type="string">
            <text:p>Fribour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Morat 8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4:.K74])" office:value-type="float" office:value="2777" calcext:value-type="float">
            <text:p>2777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FE-ID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iedbühlstrasse 51 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75:.K75])" office:value-type="float" office:value="50000" calcext:value-type="float">
            <text:p>50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KK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33 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7500" calcext:value-type="float">
            <text:p>17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6:.K76])" office:value-type="float" office:value="47500" calcext:value-type="float">
            <text:p>47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mo - Geschäftsstelle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ffingerstrasse 4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7:.K77])" office:value-type="float" office:value="4500" calcext:value-type="float">
            <text:p>4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natorium Kilchberg AG </text:p>
          </table:table-cell>
          <table:table-cell office:value-type="string" calcext:value-type="string">
            <text:p>Kilchberg Z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te Landstrasse 7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8:.K78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Fachgesellschaft ADHS </text:p>
          </table:table-cell>
          <table:table-cell office:value-type="string" calcext:value-type="string">
            <text:p>Büren an der Aar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hlematt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79:.K79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hweizerische Gesellschaft für Intensive Dynamische Kurzpsychotherapie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lgeneckstrasse 38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0:.K80])" office:value-type="float" office:value="4750" calcext:value-type="float">
            <text:p>47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CQM Foundation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argauerstrasse 250 </text:p>
          </table:table-cell>
          <table:table-cell/>
          <table:table-cell office:value-type="float" office:value="64350" calcext:value-type="float">
            <text:p>6435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81:.K81])" office:value-type="float" office:value="64350" calcext:value-type="float">
            <text:p>643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GAMSP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adelhoferstrasse 42 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82:.K82])"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GDV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almazirain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600" calcext:value-type="float">
            <text:p>286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3:.K83])" office:value-type="float" office:value="28600" calcext:value-type="float">
            <text:p>286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GG - SSG </text:p>
          </table:table-cell>
          <table:table-cell office:value-type="string" calcext:value-type="string">
            <text:p>Be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attenwylweg 2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4:.K84])" office:value-type="float" office:value="2850" calcext:value-type="float">
            <text:p>28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GR-SSR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Josefstrasse 9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5:.K85])" office:value-type="float" office:value="5040" calcext:value-type="float">
            <text:p>504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GU Schweizerische Gesellschaft für Urologie </text:p>
          </table:table-cell>
          <table:table-cell office:value-type="string" calcext:value-type="string">
            <text:p>Montreux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15, avenue des Planches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6:.K86])" office:value-type="float" office:value="19000" calcext:value-type="float">
            <text:p>19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OG </text:p>
          </table:table-cell>
          <table:table-cell office:value-type="string" calcext:value-type="string">
            <text:p>Genèv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ute des Morillons 1-5 </text:p>
          </table:table-cell>
          <table:table-cell/>
          <table:table-cell office:value-type="float" office:value="80415" calcext:value-type="float">
            <text:p>804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87:.K87])" office:value-type="float" office:value="80415" calcext:value-type="float">
            <text:p>80415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lothurner Spitäler AG soH </text:p>
          </table:table-cell>
          <table:table-cell office:value-type="string" calcext:value-type="string">
            <text:p>Solothur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öngrünstrasse 4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8:.K88])" office:value-type="float" office:value="5500" calcext:value-type="float">
            <text:p>5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pital Wil </text:p>
          </table:table-cell>
          <table:table-cell office:value-type="string" calcext:value-type="string">
            <text:p>Wil S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ürstenlandstrasse 3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89:.K89])"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sp sgp </text:p>
          </table:table-cell>
          <table:table-cell office:value-type="string" calcext:value-type="string">
            <text:p>Fribour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'Hôpital 15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0:.K90])" office:value-type="float" office:value="2550" calcext:value-type="float">
            <text:p>25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SPS-SI </text:p>
          </table:table-cell>
          <table:table-cell office:value-type="string" calcext:value-type="string">
            <text:p>Lugano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Clemente Maraini 13b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1:.K91])" office:value-type="float" office:value="750" calcext:value-type="float">
            <text:p>7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. Claraspital AG </text:p>
          </table:table-cell>
          <table:table-cell office:value-type="string" calcext:value-type="string">
            <text:p>Base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einriehenstrasse 3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2:.K92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dtspital Triemli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3:.K93])" office:value-type="float" office:value="9400" calcext:value-type="float">
            <text:p>94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DV - Società ticinese </text:p>
          </table:table-cell>
          <table:table-cell office:value-type="string" calcext:value-type="string">
            <text:p>Lugano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Frasca 1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4:.K94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 für wiss.Forschung Triemli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rmensdorferstrasse 497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5:.K95])"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ung Prostatakrebsforschung </text:p>
          </table:table-cell>
          <table:table-cell office:value-type="string" calcext:value-type="string">
            <text:p>Aarau 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float" office:value="6048" calcext:value-type="float">
            <text:p>604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96:.K96])" office:value-type="float" office:value="6048" calcext:value-type="float">
            <text:p>6048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ung SONK </text:p>
          </table:table-cell>
          <table:table-cell office:value-type="string" calcext:value-type="string">
            <text:p>St. Gall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strasse 15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50" calcext:value-type="float">
            <text:p>44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7:.K97])" office:value-type="float" office:value="4450" calcext:value-type="float">
            <text:p>44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iftung Urologische Forschung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laridenstrasse 25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8:.K98])"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PP </text:p>
          </table:table-cell>
          <table:table-cell office:value-type="string" calcext:value-type="string">
            <text:p>Coldrerio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 Campagnola 112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99:.K99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aPP </text:p>
          </table:table-cell>
          <table:table-cell office:value-type="string" calcext:value-type="string">
            <text:p>Base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lumenrain 23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0:.K100])" office:value-type="float" office:value="1650" calcext:value-type="float">
            <text:p>165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wiss HIV Cohort Study Research </text:p>
          </table:table-cell>
          <table:table-cell office:value-type="string" calcext:value-type="string">
            <text:p>Lausann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ont Bessières 3 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101:.K101])" office:value-type="float" office:value="37000" calcext:value-type="float">
            <text:p>37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rapeutische Vereinigung für Erwachsene mit ADHS </text:p>
          </table:table-cell>
          <table:table-cell office:value-type="string" calcext:value-type="string">
            <text:p>Ehrendingen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ühlebuck 29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2:.K102])" office:value-type="float" office:value="4700" calcext:value-type="float">
            <text:p>47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re Psych. Kliniken UPK </text:p>
          </table:table-cell>
          <table:table-cell office:value-type="string" calcext:value-type="string">
            <text:p>Base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ilhelm Kleinstrasse 27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3:.K103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 Basel </text:p>
          </table:table-cell>
          <table:table-cell office:value-type="string" calcext:value-type="string">
            <text:p>Base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etersplatz 1 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4:.K104])" office:value-type="float" office:value="22000" calcext:value-type="float">
            <text:p>2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 Zürich (UZH)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7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5:.K105])" office:value-type="float" office:value="6500" calcext:value-type="float">
            <text:p>6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spital Basel </text:p>
          </table:table-cell>
          <table:table-cell office:value-type="string" calcext:value-type="string">
            <text:p>Base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 21 </text:p>
          </table:table-cell>
          <table:table-cell/>
          <table:table-cell office:value-type="float" office:value="21362" calcext:value-type="float">
            <text:p>21362</text:p>
          </table:table-cell>
          <table:table-cell office:value-type="float" office:value="12500" calcext:value-type="float">
            <text:p>1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formula="of:=SUM([.F106:.K106])" office:value-type="float" office:value="37612" calcext:value-type="float">
            <text:p>3761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Spital Zürich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 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4000" calcext:value-type="float">
            <text:p>64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7:.K107])" office:value-type="float" office:value="74000" calcext:value-type="float">
            <text:p>7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PD Bern 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lligenstrasse 1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8:.K108])"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erein Förd. Wissensch./Ausbild. </text:p>
          </table:table-cell>
          <table:table-cell office:value-type="string" calcext:value-type="string">
            <text:p>Basel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einriehenstrasse 30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09:.K109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orld Psychiatric Association </text:p>
          </table:table-cell>
          <table:table-cell office:value-type="string" calcext:value-type="string">
            <text:p>Chêne-Bourg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min du Petit-Bel-Air 2 </text:p>
          </table:table-cell>
          <table:table-cell/>
          <table:table-cell office:value-type="float" office:value="14422" calcext:value-type="float">
            <text:p>144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F110:.K110])" office:value-type="float" office:value="14422" calcext:value-type="float">
            <text:p>14422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med Zürcher Aerzte Gemeinschaft AG </text:p>
          </table:table-cell>
          <table:table-cell office:value-type="string" calcext:value-type="string">
            <text:p>Zürich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ütlistrasse 36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F111:.K111])" office:value-type="float" office:value="1200" calcext:value-type="float">
            <text:p>12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</table:table>
      <table:table table:name="Other" table:style-name="ta1">
        <office:forms form:automatic-focus="false" form:apply-design-mode="false"/>
        <table:table-column table:style-name="co10" table:default-cell-style-name="Default"/>
        <table:table-column table:style-name="co11" table:number-columns-repeated="4" table:default-cell-style-name="Default"/>
        <table:table-column table:style-name="co9" table:number-columns-repeated="2" table:default-cell-style-name="Default"/>
        <table:table-row table:style-name="ro2">
          <table:table-cell/>
          <table:table-cell office:value-type="string" calcext:value-type="string">
            <text:p>Geldwerte Leistungen im Zusammenhang mit Veranstaltungen</text:p>
          </table:table-cell>
          <table:table-cell office:value-type="string" calcext:value-type="string">
            <text:p>Dienstleistungs- und Beratungshonor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GUNGS- UND TEILNAHMEGEBÜHREN</text:p>
          </table:table-cell>
          <table:table-cell office:value-type="string" calcext:value-type="string">
            <text:p>REISE- UND ÜBERNACHTUNGSKOSTEN</text:p>
          </table:table-cell>
          <table:table-cell office:value-type="string" calcext:value-type="string">
            <text:p>HONORARE</text:p>
          </table:table-cell>
          <table:table-cell office:value-type="string" calcext:value-type="string">
            <text:p>AUSLAG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amtbetrag aggregierte Offenlegung geldwerter Leistungen</text:p>
          </table:table-cell>
          <table:table-cell office:value-type="string" calcext:value-type="string">
            <text:p>16 265 CHF</text:p>
          </table:table-cell>
          <table:table-cell office:value-type="string" calcext:value-type="string">
            <text:p>36 248 CHF</text:p>
          </table:table-cell>
          <table:table-cell office:value-type="string" calcext:value-type="string">
            <text:p>103 691 CHF</text:p>
          </table:table-cell>
          <table:table-cell office:value-type="string" calcext:value-type="string">
            <text:p>9 437 CH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amtzahl der Empfänger in aggregierter Offenlegung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zentualer Anteil im Verhältnis zu allen Empfängern geldwerter Leistungen</text:p>
          </table:table-cell>
          <table:table-cell table:style-name="ce5" office:value-type="percentage" office:value="0.8974" calcext:value-type="percentage">
            <text:p>89.74%</text:p>
          </table:table-cell>
          <table:table-cell table:style-name="ce5" office:value-type="percentage" office:value="0.8372" calcext:value-type="percentage">
            <text:p>83.72%</text:p>
          </table:table-cell>
          <table:table-cell table:style-name="ce5" office:value-type="percentage" office:value="0.8028" calcext:value-type="percentage">
            <text:p>80.28%</text:p>
          </table:table-cell>
          <table:table-cell table:style-name="ce5" office:value-type="percentage" office:value="0.7949" calcext:value-type="percentage">
            <text:p>79.49%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Geldwerte Leistungen im Zusammenhang mit Veranstaltungen</text:p>
          </table:table-cell>
          <table:table-cell office:value-type="string" calcext:value-type="string">
            <text:p>Dienstleistungs- und Beratungshonora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NANZIELLE ODER MATERIELLE SPENDEN SOWIE FÖRDERUNGEN</text:p>
          </table:table-cell>
          <table:table-cell office:value-type="string" calcext:value-type="string">
            <text:p>UNTERSTÜTZUNG VON ORGANISATIONEN ODER VON DIESEN MIT DER DURCHFÜHRUNG DER VERANSTALTUNG BEAUFTRAGTE DRITTE</text:p>
          </table:table-cell>
          <table:table-cell office:value-type="string" calcext:value-type="string">
            <text:p>TAGUNGS- UND TEILNAHMEGEBÜHREN</text:p>
          </table:table-cell>
          <table:table-cell office:value-type="string" calcext:value-type="string">
            <text:p>REISE- UND ÜBERNACHTUNGSKOSTEN</text:p>
          </table:table-cell>
          <table:table-cell office:value-type="string" calcext:value-type="string">
            <text:p>HONORARE</text:p>
          </table:table-cell>
          <table:table-cell office:value-type="string" calcext:value-type="string">
            <text:p>AUSLAGEN</text:p>
          </table:table-cell>
          <table:table-cell/>
        </table:table-row>
        <table:table-row table:style-name="ro2">
          <table:table-cell office:value-type="string" calcext:value-type="string">
            <text:p>Gesamtbetrag aggregierte Offenlegung geldwerter Leistungen</text:p>
          </table:table-cell>
          <table:table-cell office:value-type="string" calcext:value-type="string">
            <text:p>499 807 CHF</text:p>
          </table:table-cell>
          <table:table-cell office:value-type="string" calcext:value-type="string">
            <text:p>264 329 CHF</text:p>
          </table:table-cell>
          <table:table-cell table:number-columns-repeated="2" office:value-type="string" calcext:value-type="string">
            <text:p>0 CHF</text:p>
          </table:table-cell>
          <table:table-cell office:value-type="string" calcext:value-type="string">
            <text:p>14 496 CHF</text:p>
          </table:table-cell>
          <table:table-cell office:value-type="string" calcext:value-type="string">
            <text:p>0 CHF</text:p>
          </table:table-cell>
        </table:table-row>
        <table:table-row table:style-name="ro2">
          <table:table-cell office:value-type="string" calcext:value-type="string">
            <text:p>Gesamtzahl der Empfänger in aggregierter Offenlegung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zentualer Anteil im Verhältnis zu allen Empfängern geldwerter Leistungen</text:p>
          </table:table-cell>
          <table:table-cell table:style-name="ce5" office:value-type="percentage" office:value="0.1429" calcext:value-type="percentage">
            <text:p>14.29%</text:p>
          </table:table-cell>
          <table:table-cell table:style-name="ce5" office:value-type="percentage" office:value="0.3431" calcext:value-type="percentage">
            <text:p>34.3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style-name="ce5" office:value-type="percentage" office:value="0.2857" calcext:value-type="percentage">
            <text:p>28.57%</text:p>
          </table:table-cell>
          <table:table-cell table:style-name="ce5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6:19:56.003637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6:37:34.881221613</dc:date>
    <meta:editing-duration>PT45M33S</meta:editing-duration>
    <meta:editing-cycles>9</meta:editing-cycles>
    <meta:generator>LibreOffice/5.2.7.2$Linux_X86_64 LibreOffice_project/20$Build-2</meta:generator>
    <meta:document-statistic meta:table-count="2" meta:cell-count="1378" meta:object-count="0"/>
  </office:meta>
</office:document-meta>
</file>